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0E0000000769EB215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ffffff" fo:min-height="4.085cm"/>
    </style:style>
    <style:style style:name="pr2" style:family="presentation" style:parent-style-name="Titel1-subtitle">
      <style:graphic-properties draw:stroke="none" draw:fill="none" draw:fill-color="#ffffff" fo:min-height="4.87cm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Titel1-title">
      <style:graphic-properties fo:min-height="4.084cm"/>
    </style:style>
    <style:style style:name="pr5" style:family="presentation" style:parent-style-name="Titel1-notes">
      <style:graphic-properties draw:fill-color="#ffffff" fo:min-height="11.431cm"/>
    </style:style>
    <style:style style:name="pr6" style:family="presentation" style:parent-style-name="Titel1-outline1">
      <style:graphic-properties fo:min-height="10.798cm"/>
    </style:style>
    <text:list-style style:name="L1">
      <text:list-level-style-number text:level="1" style:num-format="">
        <style:list-level-properties/>
        <style:text-properties fo:color="#0065bd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">
        <style:list-level-properties text:space-before="0.48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">
        <style:list-level-properties text:space-before="1.001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5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">
        <style:list-level-properties text:space-before="1.49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489cm"/>
        <style:text-properties fo:font-family="Arial" style:font-family-generic="swiss" style:font-pitch="variable" fo:color="#000000" fo:font-size="100%"/>
      </text:list-level-style-bullet>
      <text:list-level-style-bullet text:level="3" text:bullet-char="">
        <style:list-level-properties text:space-before="0.489cm" text:min-label-width="0.51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">
        <style:list-level-properties text:space-before="1.001cm" text:min-label-width="0.4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5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6">
      <text:list-level-style-bullet text:level="1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min-label-width="0.489cm"/>
        <style:text-properties fo:font-family="Arial" style:font-family-generic="swiss" style:font-pitch="variable" fo:color="#000000" fo:font-size="100%"/>
      </text:list-level-style-bullet>
      <text:list-level-style-bullet text:level="3" text:bullet-char="">
        <style:list-level-properties text:space-before="0.489cm" text:min-label-width="0.51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">
        <style:list-level-properties text:space-before="1.001cm" text:min-label-width="0.4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5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">
        <style:list-level-properties text:space-before="1.494cm" text:min-label-width="0.49cm"/>
        <style:text-properties fo:font-family="Symbol" style:font-family-generic="roman" style:font-pitch="variable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el1" presentation:presentation-page-layout-name="AL1T0" presentation:use-date-time-name="dtd1">
        <draw:frame presentation:style-name="pr1" draw:layer="layout" svg:width="23.393cm" svg:height="4.085cm" svg:x="0.996cm" svg:y="5.917cm" presentation:class="title" presentation:user-transformed="true">
          <draw:text-box>
            <text:p>Bachelor-Praktikum Tsunami-Simulation<text:line-break/><text:line-break/>Assignment 2</text:p>
          </draw:text-box>
        </draw:frame>
        <draw:frame presentation:style-name="pr2" draw:layer="layout" svg:width="23.393cm" svg:height="4.87cm" svg:x="0.996cm" svg:y="10.92cm" presentation:class="subtitle" presentation:user-transformed="true">
          <draw:text-box>
            <text:p>Raphael Dümig, Thomas Blocher (Gruppe 2)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el1" presentation:presentation-page-layout-name="AL2T1" presentation:use-date-time-name="dtd1">
        <draw:frame presentation:style-name="pr4" draw:layer="layout" svg:width="23.393cm" svg:height="4.084cm" svg:x="1.27cm" svg:y="0.716cm" presentation:class="title" presentation:user-transformed="true">
          <draw:text-box>
            <text:p>Aufgabe 1 - Bathymetrie</text:p>
          </draw:text-box>
        </draw:frame>
        <draw:frame draw:style-name="gr2" draw:layer="layout" svg:width="3.909cm" svg:height="1.14cm" svg:x="2.4cm" svg:y="3.8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5.658cm" svg:height="1.707cm" svg:x="8.4cm" svg:y="3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999cm" svg:height="0.999cm" svg:x="11.829cm" svg:y="9.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9.2cm" svg:height="4.061cm" svg:x="3.2cm" svg:y="6.2cm">
          <draw:text-box>
            <text:list text:style-name="L3">
              <text:list-item>
                <text:list>
                  <text:list-item>
                    <text:p>Lediglich Einfluss auf die Berechnung der Eigenkoeffiziente</text:p>
                    <text:p/>
                  </text:list-item>
                  <text:list-item>
                    <text:p>Einfluss auf Wellenhöhe, aber nicht auf <text:s text:c="5"/><text:tab/><text:tab/>Wellengeschwindigkeit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el1" presentation:presentation-page-layout-name="AL2T1" presentation:use-date-time-name="dtd1">
        <office:forms form:automatic-focus="false" form:apply-design-mode="false"/>
        <draw:frame presentation:style-name="pr4" draw:layer="layout" svg:width="23.393cm" svg:height="4.084cm" svg:x="1.269cm" svg:y="0.6cm" presentation:class="title" presentation:user-transformed="true">
          <draw:text-box draw:corner-radius="0.004cm">
            <text:p>Aufgabe 1 - Bathymetrie</text:p>
          </draw:text-box>
        </draw:frame>
        <draw:frame draw:style-name="standard" draw:layer="layout" svg:width="22.351cm" svg:height="8.472cm" svg:x="1.269cm" svg:y="4.528cm" presentation:class="object" presentation:user-transformed="true">
          <draw:plugin xlink:href="../eisbach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layer="layout" svg:width="22.2cm" svg:height="1.013cm" svg:x="1.4cm" svg:y="13.8cm">
          <draw:text-box>
            <text:p>Zu Beginn Fluss mit konstanter Geschwindigkeit nach rechts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1" presentation:presentation-page-layout-name="AL2T1" presentation:use-date-time-name="dtd1">
        <draw:frame presentation:style-name="pr4" draw:layer="layout" svg:width="23.393cm" svg:height="4.084cm" svg:x="1.007cm" svg:y="1cm" presentation:class="title" presentation:user-transformed="true">
          <draw:text-box>
            <text:p>Aufgabe 1 - Bathymetrie</text:p>
          </draw:text-box>
        </draw:frame>
        <draw:frame presentation:style-name="pr6" draw:layer="layout" svg:width="22.351cm" svg:height="11.048cm" svg:x="1.27cm" svg:y="4.457cm" presentation:class="outline" presentation:user-transformed="true">
          <draw:text-box>
            <text:list text:style-name="L5">
              <text:list-item>
                <text:p>Dry Cells:</text:p>
              </text:list-item>
            </text:list>
            <text:list text:style-name="L6">
              <text:list-item>
                <text:list>
                  <text:list-item>
                    <text:p><text:s/>Modellannahme: trockene Zellen reflektieren Wellen</text:p>
                  </text:list-item>
                  <text:list-item>
                    <text:p><text:s/>die trockene Zelle wird in der Simulation durch eine nasse mit gleicher Wasserhöhe und <text:tab/><text:tab/>entgegengesetzem Impuls simuliert</text:p>
                  </text:list-item>
                  <text:list-item>
                    <text:p><text:s/>dadurch Reflektionsverhalten</text:p>
                  </text:list-item>
                </text:list>
              </text:list-item>
            </text:list>
            <text:list text:style-name="L5">
              <text:list-item>
                <text:p/>
              </text:list-item>
              <text:list-item>
                <text:p>=&gt;Auf trockenen Zellen werden keine net-updates angewand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1" presentation:presentation-page-layout-name="AL2T1" presentation:use-date-time-name="dtd1">
        <draw:frame presentation:style-name="pr4" draw:layer="layout" svg:width="23.393cm" svg:height="4.084cm" svg:x="1.2cm" svg:y="0.8cm" presentation:class="title" presentation:user-transformed="true">
          <draw:text-box>
            <text:p>Aufgabe 1 – Bathymetrie</text:p>
          </draw:text-box>
        </draw:frame>
        <draw:frame presentation:style-name="pr6" draw:layer="layout" svg:width="22.351cm" svg:height="11.048cm" svg:x="1.27cm" svg:y="4.457cm" presentation:class="outline" presentation:placeholder="true">
          <draw:text-box/>
        </draw:frame>
        <draw:frame draw:style-name="gr3" draw:layer="layout" svg:width="17cm" svg:height="1.775cm" svg:x="3.8cm" svg:y="16.2cm">
          <draw:text-box>
            <text:p>=&gt; Wieder konstanter Fluss nach rechts</text:p>
            <text:p>=&gt; Zelle links ist „trockene Zelle“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1" presentation:presentation-page-layout-name="AL2T1" presentation:use-date-time-name="dtd1">
        <draw:frame presentation:style-name="pr4" draw:layer="layout" svg:width="23.393cm" svg:height="4.084cm" svg:x="1.2cm" svg:y="0.8cm" presentation:class="title" presentation:user-transformed="true">
          <draw:text-box>
            <text:p>Aufgabe 2 – Hydraulic Jumps</text:p>
          </draw:text-box>
        </draw:frame>
        <draw:frame draw:style-name="gr2" draw:layer="layout" svg:width="1.824cm" svg:height="1.041cm" svg:x="13.376cm" svg:y="6.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6.6cm" svg:height="12.443cm" svg:x="2.4cm" svg:y="5.2cm">
          <draw:text-box>
            <text:list text:style-name="L4">
              <text:list-item>
                <text:list>
                  <text:list-item>
                    <text:p><text:s/>Es wurde der Fluss über eine Staustufe betrachtet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list>
                  <text:list-item>
                    <text:p><text:s/>Bestimmung der Froudeschen-Zahl: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list>
                  <text:list-item>
                    <text:p>Aufgabe 2.1:</text:p>
                  </text:list-item>
                </text:list>
              </text:list-item>
            </text:list>
            <text:p><text:tab/>=&gt; maximale Froudesche-Zahl bei x=10 <text:tab/><text:tab/><text:tab/>(höchster Punkt der Staustufe)</text:p>
            <text:p><text:tab/>=&gt; Bestimmung über Ableitung der Froudschen-<text:tab/><text:tab/>Zahl nach x</text:p>
            <text:p><text:tab/>=&gt; 0,4989 &lt; 1 (subkritisch)</text:p>
            <text:p/>
            <text:list text:continue-numbering="true" text:style-name="L4">
              <text:list-item>
                <text:list>
                  <text:list-item>
                    <text:p>Aufgabe 2.2:</text:p>
                  </text:list-item>
                </text:list>
              </text:list-item>
            </text:list>
            <text:p><text:tab/>=&gt; maximale Froudsche-Zahl wiederum bei <text:tab/><text:tab/><text:tab/>x=10</text:p>
            <text:p><text:tab/>=&gt; 1,2261 &gt; (superkritisch)</text:p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" presentation:presentation-page-layout-name="AL2T1" presentation:use-date-time-name="dtd1">
        <draw:frame presentation:style-name="pr4" draw:layer="layout" svg:width="23.393cm" svg:height="4.084cm" svg:x="1.207cm" svg:y="0.6cm" presentation:class="title" presentation:user-transformed="true">
          <draw:text-box>
            <text:p>Aufgabe 2 – subkritischer Fluss</text:p>
          </draw:text-box>
        </draw:frame>
        <draw:frame draw:style-name="standard" draw:layer="layout" svg:width="22.351cm" svg:height="8.37cm" svg:x="1.269cm" svg:y="5.796cm" presentation:class="object">
          <draw:plugin xlink:href="../Subcritical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" presentation:presentation-page-layout-name="AL2T1" presentation:use-date-time-name="dtd1">
        <draw:frame presentation:style-name="pr4" draw:layer="layout" svg:width="23.393cm" svg:height="4.084cm" svg:x="1.2cm" svg:y="0.8cm" presentation:class="title" presentation:user-transformed="true">
          <draw:text-box>
            <text:p>Aufgabe 2 – superkritischer Fluss</text:p>
          </draw:text-box>
        </draw:frame>
        <draw:frame draw:style-name="standard" draw:layer="layout" svg:width="22.351cm" svg:height="8.37cm" svg:x="1.269cm" svg:y="5.796cm" presentation:class="object">
          <draw:plugin xlink:href="../Supercritical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" presentation:presentation-page-layout-name="AL2T1" presentation:use-date-time-name="dtd1">
        <draw:frame presentation:style-name="pr4" draw:layer="layout" svg:width="23.393cm" svg:height="4.084cm" svg:x="1.2cm" svg:y="0.8cm" presentation:class="title" presentation:user-transformed="true">
          <draw:text-box>
            <text:p>Aufgabe 3 – Dimensional Splitting</text:p>
          </draw:text-box>
        </draw:frame>
        <draw:frame presentation:style-name="pr6" draw:layer="layout" svg:width="22.351cm" svg:height="11.048cm" svg:x="1.27cm" svg:y="4.457cm" presentation:class="outline" presentation:user-transformed="true">
          <draw:text-box>
            <text:list text:style-name="L6">
              <text:list-item>
                <text:list>
                  <text:list-item>
                    <text:p>Calculate horizontal numericalFluxes including Ghostcells</text:p>
                  </text:list-item>
                  <text:list-item>
                    <text:p>Get maxTimestep</text:p>
                  </text:list-item>
                  <text:list-item>
                    <text:p>Apply horizontal Net-Updates including all Ghostcells</text:p>
                  </text:list-item>
                  <text:list-item>
                    <text:p>Calculate vertical Net-Updates without line 0 and the last one</text:p>
                  </text:list-item>
                  <text:list-item>
                    <text:p>Apply vertical Net-Updates</text:p>
                  </text:list-item>
                  <text:list-item>
                    <text:p>Check if maxTimestep is not to large vor vertical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" presentation:presentation-page-layout-name="AL2T1" presentation:use-date-time-name="dtd1">
        <draw:frame presentation:style-name="pr4" draw:layer="layout" svg:width="23.393cm" svg:height="4.084cm" svg:x="1.2cm" svg:y="0.716cm" presentation:class="title" presentation:user-transformed="true">
          <draw:text-box>
            <text:p>Aufgabe 4 – „Dambreak goes 2D“</text:p>
          </draw:text-box>
        </draw:frame>
        <draw:frame presentation:style-name="pr6" draw:layer="layout" svg:width="22.351cm" svg:height="11.048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507cm" text:min-label-width="0.48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o">
            <style:list-level-properties text:space-before="0.987cm" text:min-label-width="0.507cm"/>
            <style:text-properties fo:font-family="'Courier New'" style:font-family-generic="modern" style:font-pitch="fixed" fo:color="#000000" fo:font-size="100%"/>
          </text:list-level-style-bullet>
          <text:list-level-style-bullet text:level="5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  <style:tab-stop style:position="27.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65bd" fo:font-size="100%"/>
          </text:list-level-style-number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bd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507cm" text:min-label-width="0.48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o">
            <style:list-level-properties text:space-before="0.987cm" text:min-label-width="0.507cm"/>
            <style:text-properties fo:font-family="'Courier New'" style:font-family-generic="modern" style:font-pitch="fixed" fo:color="#000000" fo:font-size="100%"/>
          </text:list-level-style-bullet>
          <text:list-level-style-bullet text:level="5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494cm" text:min-label-width="0.5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2" text:bullet-char="•">
            <style:list-level-properties text:min-label-width="0.4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 text:min-label-width="0.51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 text:min-label-width="0.493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 text:min-label-width="0.49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  <style:tab-stop style:position="27.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">
            <style:list-level-properties text:space-before="0.489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4" text:bullet-char="">
            <style:list-level-properties text:space-before="1.001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5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">
            <style:list-level-properties text:space-before="1.49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65bd" fo:font-size="100%"/>
          </text:list-level-style-number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bd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el1-backgroundobjects">
      <style:graphic-properties draw:stroke="none" draw:fill="none" draw:fill-color="#ffffff" draw:auto-grow-height="false" draw:auto-grow-width="false" fo:min-height="1.012cm" fo:min-width="0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MT2" style:family="text">
      <style:text-properties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633cm" svg:height="2.083cm" svg:x="0.996cm" svg:y="2.747cm" presentation:class="title" presentation:placeholder="true">
        <draw:text-box/>
      </draw:frame>
      <draw:frame presentation:style-name="Standard-outline1" draw:layer="backgroundobjects" svg:width="23.393cm" svg:height="12.269cm" svg:x="0.996cm" svg:y="5.137cm" presentation:class="outline" presentation:placeholder="true">
        <draw:text-box/>
      </draw:frame>
      <draw:frame presentation:style-name="Mpr1" draw:layer="backgroundobjects" svg:width="5.926cm" svg:height="1.023cm" svg:x="0.997cm" svg:y="17.653cm" presentation:class="date-time">
        <draw:text-box>
          <text:list text:style-name="ML1">
            <text:list-header>
              <text:p><text:date style:data-style-name="D3" text:date-value="2013-05-13">13.05.13</text:date></text:p>
            </text:list-header>
          </text:list>
        </draw:text-box>
      </draw:frame>
      <draw:frame presentation:style-name="Mpr1" draw:layer="backgroundobjects" svg:width="8.043cm" svg:height="1.023cm" svg:x="8.673cm" svg:y="17.65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6cm" svg:height="1.023cm" svg:x="18.464cm" svg:y="17.653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frame draw:style-name="Mgr3" draw:text-style-name="MP3" draw:layer="backgroundobjects" svg:width="1.896cm" svg:height="1.001cm" svg:x="22.494cm" svg:y="0.997cm">
        <draw:image xlink:href="Pictures/10000000000000E0000000769EB2156A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393cm" svg:height="4.084cm" svg:x="0.996cm" svg:y="5.917cm" presentation:class="title" presentation:placeholder="true">
        <draw:text-box/>
      </draw:frame>
      <draw:frame presentation:style-name="Mpr2" draw:text-style-name="MP5" draw:layer="backgroundobjects" svg:width="5.926cm" svg:height="1.011cm" svg:x="0.997cm" svg:y="17.652cm" presentation:class="date-time">
        <draw:text-box>
          <text:list text:style-name="ML3">
            <text:list-header>
              <text:p text:style-name="MP8"><text:span text:style-name="MT2"><text:date style:data-style-name="D3" text:date-value="2013-05-13">13.05.13</text:date></text:span></text:p>
            </text:list-header>
          </text:list>
        </draw:text-box>
      </draw:frame>
      <draw:frame presentation:style-name="Mpr2" draw:text-style-name="MP10" draw:layer="backgroundobjects" svg:width="8.043cm" svg:height="1.011cm" svg:x="8.673cm" svg:y="17.65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2" draw:text-style-name="MP12" draw:layer="backgroundobjects" svg:width="5.926cm" svg:height="1.011cm" svg:x="18.464cm" svg:y="17.652cm" presentation:class="page-number">
        <draw:text-box>
          <text:list text:style-name="ML3">
            <text:list-header>
              <text:p text:style-name="MP11"><text:span text:style-name="MT2"><text:page-number>&lt;Nummer&gt;</text:page-number></text:span></text:p>
            </text:list-header>
          </text:list>
        </draw:text-box>
      </draw:frame>
      <draw:frame draw:style-name="Mgr3" draw:text-style-name="MP3" draw:layer="backgroundobjects" svg:width="1.896cm" svg:height="1.001cm" svg:x="22.494cm" svg:y="0.997cm">
        <draw:image xlink:href="Pictures/10000000000000E0000000769EB2156A.jpg" xlink:type="simple" xlink:show="embed" xlink:actuate="onLoad">
          <text:p/>
        </draw:image>
      </draw:frame>
      <draw:frame presentation:style-name="Titel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Hofbauer2010</meta:initial-creator>
    <meta:creation-date>2012-11-07T11:20:46</meta:creation-date>
    <dc:creator>Thomas </dc:creator>
    <dc:date>2013-05-13T00:38:06</dc:date>
    <meta:editing-cycles>16</meta:editing-cycles>
    <meta:document-statistic meta:object-count="82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o stretchy="false">Δ</mo>
      <mrow>
        <mi>f</mi>
        <mo stretchy="false">−</mo>
        <mo stretchy="false">Δ</mo>
      </mrow>
      <mi>x</mi>
      <mrow>
        <msub>
          <mo stretchy="false">Ψ</mo>
          <mrow>
            <mrow>
              <mi>i</mi>
              <mo stretchy="false">−</mo>
              <mn>1</mn>
            </mrow>
          </mrow>
        </msub>
        <mo stretchy="false">=</mo>
        <mrow>
          <munderover>
            <mo stretchy="false">∑</mo>
            <mrow>
              <mrow>
                <mi>p</mi>
                <mo stretchy="false">=</mo>
                <mn>1</mn>
              </mrow>
            </mrow>
            <mrow>
              <mn>2</mn>
            </mrow>
          </munderover>
          <msub>
            <mi>Z</mi>
            <mi>p</mi>
          </msub>
        </mrow>
      </mrow>
    </mrow>
    <annotation encoding="StarMath 5.0">%DELTA f - %DELTA x %PSI_{i-1} = sum from{p=1} to{2} Z_p</annotation>
  </semantics>
</math>
</file>

<file path=Object 2/content.xml><?xml version="1.0" encoding="utf-8"?>
<math xmlns="http://www.w3.org/1998/Math/MathML">
  <semantics>
    <mrow>
      <mo stretchy="false">Δ</mo>
      <mi>x</mi>
      <msub>
        <mo stretchy="false">Ψ</mo>
        <mrow>
          <mrow>
            <mi>i</mi>
            <mo stretchy="false">−</mo>
            <mrow>
              <mn>1</mn>
              <mo stretchy="false">/</mo>
              <mn>2</mn>
            </mrow>
          </mrow>
        </mrow>
      </msub>
      <mrow>
        <mi mathvariant="normal">:</mi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i>g</mi>
                    </mrow>
                    <mrow>
                      <mo stretchy="false">(</mo>
                      <mrow>
                        <mrow>
                          <msub>
                            <mi>b</mi>
                            <mi>r</mi>
                          </msub>
                          <mo stretchy="false">−</mo>
                          <msub>
                            <mi>b</mi>
                            <mi>l</mi>
                          </msub>
                        </mrow>
                      </mrow>
                      <mo stretchy="false">)</mo>
                    </mrow>
                    <mfrac>
                      <mrow>
                        <mrow>
                          <msub>
                            <mi>h</mi>
                            <mi>l</mi>
                          </msub>
                          <mo stretchy="false">+</mo>
                          <msub>
                            <mi>h</mi>
                            <mi>r</mi>
                          </msub>
                        </mrow>
                      </mrow>
                      <mrow>
                        <mn>2</mn>
                      </mrow>
                    </mfrac>
                  </mrow>
                </mtd>
              </mtr>
            </mtable>
          </mrow>
        </mfenced>
      </mrow>
    </mrow>
    <annotation encoding="StarMath 5.0">%DELTA x %PSI_{i-1/2} := left [ stack{0 # -g(b_r - b_l) {h_l + h_r} over {2}}  right ] 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row>
      <mi>F</mi>
      <mrow>
        <mi mathvariant="normal">:</mi>
        <mo stretchy="false">=</mo>
        <mfrac>
          <mrow>
            <mi>u</mi>
          </mrow>
          <mrow>
            <msqrt>
              <mrow>
                <mi mathvariant="italic">gh</mi>
              </mrow>
            </msqrt>
          </mrow>
        </mfrac>
      </mrow>
    </mrow>
    <annotation encoding="StarMath 5.0">F := {u} over {sqrt{gh}} </annotation>
  </semantics>
</math>
</file>